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" style:parent-style-name="Standardskriftforavsnitt" style:family="text">
      <style:text-properties fo:font-size="14pt" style:font-size-asian="14pt" style:font-size-complex="14pt"/>
    </style:style>
    <style:style style:name="T13" style:parent-style-name="Standardskriftforavsnitt" style:family="text">
      <style:text-properties fo:font-size="14pt" style:font-size-asian="14pt" style:font-size-complex="14pt" fo:language="nb" fo:country="NO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5" style:parent-style-name="Standardskriftforavsnitt" style:family="text">
      <style:text-properties fo:font-size="14pt" style:font-size-asian="14pt" style:font-size-complex="14pt"/>
    </style:style>
    <style:style style:name="T26" style:parent-style-name="Standardskriftforavsnitt" style:family="text">
      <style:text-properties fo:font-size="14pt" style:font-size-asian="14pt" style:font-size-complex="14pt" fo:language="nb" fo:country="NO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8" style:parent-style-name="Standardskriftforavsnit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General</text:p>
      <text:p text:style-name="P2">All links linking to the correct places: ???</text:p>
      <text:p text:style-name="P3">Consistent font sizes: ???</text:p>
      <text:p text:style-name="P4"/>
      <text:p text:style-name="P5">IE</text:p>
      <text:p text:style-name="P6">Menu hover:</text:p>
      <text:p text:style-name="P7"/>
      <text:p text:style-name="P8">Edge</text:p>
      <text:p text:style-name="P9">Menu hover: YES</text:p>
      <text:p text:style-name="P10"/>
      <text:p text:style-name="P11">Firefox</text:p>
      <text:p text:style-name="Standard"><text:span text:style-name="T12">Menu hover:</text:span><text:span text:style-name="T13"><text:s/>YES</text:span></text:p>
      <text:p text:style-name="P14"/>
      <text:p text:style-name="P15">Chrome</text:p>
      <text:p text:style-name="P16">Menu hover: YES</text:p>
      <text:p text:style-name="P17"/>
      <text:p text:style-name="P18">Safari</text:p>
      <text:p text:style-name="P19">Menu hover: YES?</text:p>
      <text:p text:style-name="P20"/>
      <text:p text:style-name="P21">Opera</text:p>
      <text:p text:style-name="P22">Menu hover:</text:p>
      <text:p text:style-name="P23"/>
      <text:p text:style-name="P24">iOS Safari</text:p>
      <text:p text:style-name="Standard"><text:span text:style-name="T25">Menu hover:</text:span><text:span text:style-name="T26"><text:s/>YES</text:span></text:p>
      <text:p text:style-name="P27"/>
      <text:p text:style-name="P28">Android Mobile</text:p>
      <text:p text:style-name="P29">Menu hover:</text:p>
      <text:p text:style-name="P30"/>
      <text:p text:style-name="P31">Opera Mobile</text:p>
      <text:p text:style-name="P32">Menu hover:</text:p>
      <text:p text:style-name="P33"/>
      <text:p text:style-name="P34">Chrome For Android</text:p>
      <text:p text:style-name="P35">Menu hover:</text:p>
      <text:p text:style-name="P36"/>
      <text:p text:style-name="P37">Firefox For Android</text:p>
      <text:p text:style-name="Standard"><text:span text:style-name="T38">Menu hover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ick Snorreson Sletvold</dc:creator>
    <meta:creation-date>2009-04-16T11:32:00Z</meta:creation-date>
    <dc:date>2019-10-21T09:11:00Z</dc:date>
    <meta:template xlink:href="Normal.dotm" xlink:type="simple"/>
    <meta:editing-cycles>15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6" meta:character-count="357" meta:row-count="2" meta:non-whitespace-character-count="302"/>
  </office:meta>
</office:document-meta>
</file>